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text-properties style:font-name="Times" fo:font-size="11.0pt" fo:color="#00000a"/>
    </style:style>
    <style:style style:name="T1" style:family="text">
      <style:text-properties style:font-name="Calibri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Title: Favorites Search</text:p>
      <text:p text:style-name="P1">Description: <text:s/>Allows the User to navigate to the Favorites Screen and select Favorite Services.</text:p>
      <text:p text:style-name="P1">Pre-conditions:</text:p>
      <text:p text:style-name="P1"><text:tab/><text:tab/>The App is open and has focus.</text:p>
      <text:p text:style-name="P1"/>
      <text:p text:style-name="P1">Post-conditions:</text:p>
      <text:p text:style-name="P1"><text:tab/>•<text:tab/>The App displays the Service Results Screen containing Service Data for the Service selected by the User.</text:p>
      <text:p text:style-name="P1"/>
      <text:p text:style-name="P1">Actors:</text:p>
      <text:p text:style-name="P1"><text:tab/><text:tab/>User</text:p>
      <text:p text:style-name="P1"><text:tab/><text:tab/>App</text:p>
      <text:p text:style-name="P1"/>
      <text:p text:style-name="P1">Main Success Scenario: </text:p>
      <text:p text:style-name="P1"><text:tab/>1.<text:tab/>The App displays the Home Screen.</text:p>
      <text:p text:style-name="P1"><text:tab/>2.<text:tab/>The User presses the Favorites Button.</text:p>
      <text:p text:style-name="P1"><text:tab/>3.<text:tab/>The App pulls all Service List Items from the Service Database with a Favorites Flag set to true.</text:p>
      <text:p text:style-name="P1"><text:tab/>3.<text:tab/>The App displays the Favorites Screen listing the User’s Favorite Service List Items.</text:p>
      <text:p text:style-name="P1"><text:tab/>4.<text:tab/>The User presses a Service List Item on the Favorites Screen.</text:p>
      <text:p text:style-name="P2"><text:span text:style-name="T1"><text:tab/>5.<text:tab/></text:span>The App finds the Service Data from the Service Database for the selected Service.</text:p>
      <text:p text:style-name="P2"><text:span text:style-name="T1"><text:tab/>6.<text:tab/></text:span>The App displays the Service Results Screen with the Service Data that was found.</text:p>
      <text:p text:style-name="P1"/>
      <text:p text:style-name="P1">Alternate Flow 1: </text:p>
      <text:p text:style-name="P1">1A. <text:s text:c="2"/>The App receives an interrupt signal from the operating system and loses focus.</text:p>
      <text:p text:style-name="P1">2A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